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77b5"/>
    </style:style>
    <style:style style:name="P2" style:family="paragraph" style:parent-style-name="Standard">
      <style:text-properties officeooo:paragraph-rsid="001143d8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text-properties officeooo:paragraph-rsid="00125724"/>
    </style:style>
    <style:style style:name="P5" style:family="paragraph" style:parent-style-name="Text_20_body">
      <style:text-properties officeooo:paragraph-rsid="00125724"/>
    </style:style>
    <style:style style:name="P6" style:family="paragraph" style:parent-style-name="Table_20_Contents">
      <style:text-properties officeooo:rsid="00125724" officeooo:paragraph-rsid="00125724"/>
    </style:style>
    <style:style style:name="P7" style:family="paragraph" style:parent-style-name="Table_20_Contents">
      <style:paragraph-properties>
        <style:tab-stops>
          <style:tab-stop style:position="12.291cm"/>
        </style:tab-stops>
      </style:paragraph-properties>
      <style:text-properties officeooo:rsid="00125724" officeooo:paragraph-rsid="00125724"/>
    </style:style>
    <style:style style:name="P8" style:family="paragraph" style:parent-style-name="Table_20_Contents">
      <style:text-properties officeooo:rsid="0012596c" officeooo:paragraph-rsid="0012596c"/>
    </style:style>
    <style:style style:name="P9" style:family="paragraph" style:parent-style-name="Table_20_Contents">
      <style:paragraph-properties>
        <style:tab-stops>
          <style:tab-stop style:position="5.364cm"/>
          <style:tab-stop style:position="12.196cm"/>
        </style:tab-stops>
      </style:paragraph-properties>
      <style:text-properties officeooo:rsid="0012596c" officeooo:paragraph-rsid="0012596c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officeooo:rsid="001143d8"/>
    </style:style>
    <style:style style:name="T6" style:family="text">
      <style:text-properties officeooo:rsid="00125724"/>
    </style:style>
    <style:style style:name="T7" style:family="text">
      <style:text-properties officeooo:rsid="0012596c"/>
    </style:style>
    <style:style style:name="T8" style:family="text">
      <style:text-properties officeooo:rsid="001581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latório de Monitor</text:h>
      <text:h text:style-name="Heading_20_2" text:outline-level="2"><text:span text:style-name="T1">Realizações</text:span>/<text:span text:style-name="T1">Conquistas</text:span>/<text:span text:style-name="T1">Sucessos</text:span></text:h>
      <text:p text:style-name="P1">Para responder as questões <text:span text:style-name="T1">de </text:span><text:span text:style-name="T3">1 a 8</text:span>, utilize o formato DAR: Desafio, Ação, Resultado.</text:p>
      <text:p text:style-name="P1"><text:span text:style-name="T2">D</text:span>esafio: Qual desafio você enfrentou ou qual problema você resolveu?</text:p>
      <text:p text:style-name="P1"><text:span text:style-name="T2">A</text:span>ção: Que ação você realizou?</text:p>
      <text:p text:style-name="P1"><text:span text:style-name="T2">R</text:span>esultado: Qual foi o resultado da sua ação? Que valor foi trazido em decorrência da sua ação?</text:p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span text:style-name="T1">1</text:span>. Você contribuiu para economia dos gastos? Se afirmativo, como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2</text:span>. Você especificou algum procedimento que foi realizado? Se afirmativo, quais foram os resultados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3</text:span>. Você atingiu algum prazo apertado através do esforço extra? Se afirmativo, que diferença isso fez para o evento/instituição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4</text:span>. Você sugeriu ou ajudou a lançar algum projeto ou processo novo? Se afirmativo, você liderou ou proveu suporte? Quão positivo foi o seu esforço? Quais foram os resultados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5</text:span>. Você assumiu responsabilidades que não <text:span text:style-name="T1">era </text:span>parte do seu trabalho? Elas foram designadas ou você as realizou proativamente? Por que você foi selecionado<text:span text:style-name="T1">(a)</text:span>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6</text:span>. Você melhorou a comunicação na instituição/equipe? Se afirmativo, com que, e qual foi o resultado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7</text:span>. Como a instituição se beneficia com a sua performance?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<text:span text:style-name="T1">8</text:span>. Você completou algum projeto especial? Quais foram eles e quais os resultados?</text:p>
            <text:p text:style-name="P2"/>
            <text:p text:style-name="P2"/>
            <text:p text:style-name="P2"/>
          </table:table-cell>
        </table:table-row>
      </table:table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2"/>
            <text:p text:style-name="P2"/>
            <text:p text:style-name="P2"/>
            <text:p text:style-name="P2"><text:soft-page-break/></text:p>
          </table:table-cell>
        </table:table-row>
        <table:table-row>
          <table:table-cell table:style-name="Tabela2.A2" office:value-type="string">
            <text:p text:style-name="P2"><text:span text:style-name="T1">10</text:span>. Quais <text:span text:style-name="T2">competências técnicas</text:span> empregou durante o evento? Dê exemplo com ações. Ex: Escrita, Gerencia de projeto, conselho, <text:span text:style-name="T1">assessoria, </text:span>pesquisa, rede social, edição gráfica, e-mail, programação, processamento de dados, etc.</text:p>
            <text:p text:style-name="P2"/>
            <text:p text:style-name="P2"/>
            <text:p text:style-name="P2"/>
          </table:table-cell>
        </table:table-row>
        <table:table-row>
          <table:table-cell table:style-name="Tabela2.A2" office:value-type="string">
            <text:p text:style-name="P2"><text:span text:style-name="T1">11</text:span>. Em que situações empregou o <text:span text:style-name="T2">pensamento crítico</text:span>? (Pensar em um problema, definir desafios e possíveis soluções, <text:s/>avaliar e implem<text:span text:style-name="T5">e</text:span>ntar a melhor solução com base nas alternativas)</text:p>
            <text:p text:style-name="P2"/>
            <text:p text:style-name="P2"/>
            <text:p text:style-name="P2"/>
          </table:table-cell>
        </table:table-row>
        <table:table-row>
          <table:table-cell table:style-name="Tabela2.A2" office:value-type="string">
            <text:p text:style-name="P2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2.A2" office:value-type="string">
            <text:p text:style-name="P2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2.A2" office:value-type="string">
            <text:p text:style-name="P2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2.A2" office:value-type="string">
            <text:p text:style-name="P2"><text:span text:style-name="T1">15</text:span>. Assumiu posição de <text:span text:style-name="T2">liderança</text:span>? Descreva as situações.</text:p>
            <text:p text:style-name="P2"/>
            <text:p text:style-name="P2"/>
            <text:p text:style-name="P2"/>
            <text:p text:style-name="P2"/>
          </table:table-cell>
        </table:table-row>
      </table:table>
      <text:h text:style-name="Heading_20_2" text:outline-level="2"><text:span text:style-name="T1">Valores profissionais</text:span>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span text:style-name="T1">16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17</text:span>. Que ações indicam seu <text:span text:style-name="T2">Comprometimento </text:span>e sua <text:span text:style-name="T2">Confiabilidade</text:span>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18</text:span>. Que ações indicam sua <text:span text:style-name="T2">Determinação</text:span> no trabalho?</text:p>
            <text:p text:style-name="P2"/>
            <text:p text:style-name="P2"/>
            <text:p text:style-name="P2"><text:soft-page-break/></text:p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19</text:span>. Que ações indicam sua <text:span text:style-name="T2">atenção aos detalhes </text:span>e comprometimento em realizar as atividades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20</text:span>. Que ações indicam sua <text:span text:style-name="T2">integridade</text:span> e <text:span text:style-name="T2">honestidade</text:span>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21</text:span>. Que ações indicam sua <text:span text:style-name="T2">produtividade</text:span>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22</text:span>. Que ações indicam que foi capaz de trabalhar apesar das adversidades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">23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2"/>
            <text:p text:style-name="P2"/>
            <text:p text:style-name="P2"/>
            <text:p text:style-name="P2"/>
          </table:table-cell>
        </table:table-row>
      </table:table>
      <text:h text:style-name="Heading_20_2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span text:style-name="T1">24.</text:span> O que o torna <text:span text:style-name="T2">diferente</text:span> dos demais com que você trabalhou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4.A2" office:value-type="string">
            <text:p text:style-name="P2"><text:span text:style-name="T1">25.</text:span> Por que escolheu ser <text:span text:style-name="T2">monitor</text:span> da SECITEC?</text:p>
            <text:p text:style-name="P2"/>
            <text:p text:style-name="P2"/>
            <text:p text:style-name="P2"/>
            <text:p text:style-name="P2"/>
          </table:table-cell>
        </table:table-row>
      </table:table>
      <text:h text:style-name="P4" text:outline-level="1"><text:span text:style-name="T6">Identificação e parecer</text:span>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">Nome:<text:tab/><text:span text:style-name="T8">Telefone:</text:span></text:p>
            <text:p text:style-name="P9">Curso:<text:tab/>Ano:<text:tab/><text:span text:style-name="T6">Matrícula:</text:span></text:p>
            <text:p text:style-name="P6">Superior imediato <text:span text:style-name="T7">no evento</text:span>:</text:p>
          </table:table-cell>
        </table:table-row>
        <table:table-row>
          <table:table-cell table:style-name="Tabela5.A2" office:value-type="string">
            <text:p text:style-name="P8">Avaliador:</text:p>
          </table:table-cell>
        </table:table-row>
        <table:table-row>
          <table:table-cell table:style-name="Tabela5.A2" office:value-type="string">
            <text:p text:style-name="P8">Parecer: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4T11:53:44.196278883</dc:date>
    <meta:editing-duration>PT18M36S</meta:editing-duration>
    <meta:editing-cycles>7</meta:editing-cycles>
    <meta:generator>LibreOffice/6.0.7.3$Linux_X86_64 LibreOffice_project/00m0$Build-3</meta:generator>
    <meta:document-statistic meta:table-count="5" meta:image-count="0" meta:object-count="0" meta:page-count="3" meta:paragraph-count="40" meta:word-count="488" meta:character-count="3226" meta:non-whitespace-character-count="2777"/>
  </office:meta>
</office:document-meta>
</file>